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-6)</text:p>
          </table:table-cell>
          <table:table-cell office:value-type="string">
            <text:p>20</text:p>
          </table:table-cell>
          <table:table-cell office:value-type="string">
            <text:p>2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Arkansas (6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1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Arkansa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27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302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07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.26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22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14</text:p>
          </table:table-cell>
          <table:table-cell office:value-type="string">
            <text:p>122</text:p>
          </table:table-cell>
          <table:table-cell office:value-type="string">
            <text:p>.230</text:p>
          </table:table-cell>
          <table:table-cell office:value-type="string">
            <text:p>4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9.0</text:p>
          </table:table-cell>
        </table:table-row>
      </table:table>
      <table:table table:name="Sheet 3">
        <table:table-row>
          <table:table-cell office:value-type="string">
            <text:p>Arkansa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Rachel Rippe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Paige Joh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ailey Dirrigl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Reagan Robinson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1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Pamphil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lly O'Brie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Okiana Vall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ori Ortiz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Pilar Victoria 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3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Krista Kolbinski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16</text:p>
          </table:table-cell>
          <table:table-cell office:value-type="string">
            <text:p>126</text:p>
          </table:table-cell>
          <table:table-cell office:value-type="string">
            <text:p>.278</text:p>
          </table:table-cell>
          <table:table-cell office:value-type="string">
            <text:p>51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